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tton press animation sucks</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Including new buttons for Pick screen.</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12"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15:11:39.7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3T21:26:50.742000000</dc:date>
    <meta:editing-duration>P6DT22H38M3S</meta:editing-duration>
    <meta:editing-cycles>518</meta:editing-cycles>
    <meta:generator>LibreOffice/7.1.0.3$Windows_X86_64 LibreOffice_project/f6099ecf3d29644b5008cc8f48f42f4a40986e4c</meta:generator>
    <meta:document-statistic meta:table-count="6" meta:cell-count="516" meta:object-count="0"/>
  </office:meta>
</office:document-meta>
</file>